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C80000004B0952B8BD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89cm, 57.633cm, 1.09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796cm" svg:height="15.621cm" svg:x="0.619cm" svg:y="5.318cm">
          <draw:image xlink:href="Pictures/1000000000000C80000004B0952B8B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6T09:06:54</meta:creation-date>
    <dc:date>2014-02-06T09:10:56</dc:date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